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3eb5" officeooo:paragraph-rsid="00163eb5" style:font-weight-asian="bold" style:font-weight-complex="bold"/>
    </style:style>
    <style:style style:name="P2" style:family="paragraph" style:parent-style-name="Standard">
      <style:text-properties fo:font-weight="bold" officeooo:rsid="001aa4f8" officeooo:paragraph-rsid="001aa4f8" style:font-weight-asian="bold" style:font-weight-complex="bold"/>
    </style:style>
    <style:style style:name="P3" style:family="paragraph" style:parent-style-name="Standard">
      <style:text-properties fo:font-weight="normal" officeooo:rsid="00163eb5" officeooo:paragraph-rsid="00163eb5" style:font-weight-asian="normal" style:font-weight-complex="normal"/>
    </style:style>
    <style:style style:name="P4" style:family="paragraph" style:parent-style-name="Standard">
      <style:text-properties fo:font-weight="normal" officeooo:rsid="0016c029" officeooo:paragraph-rsid="0016c029" style:font-weight-asian="normal" style:font-weight-complex="normal"/>
    </style:style>
    <style:style style:name="P5" style:family="paragraph" style:parent-style-name="Standard">
      <style:text-properties fo:font-weight="normal" officeooo:rsid="001841ab" officeooo:paragraph-rsid="001841ab" style:font-weight-asian="normal" style:font-weight-complex="normal"/>
    </style:style>
    <style:style style:name="T1" style:family="text">
      <style:text-properties officeooo:rsid="00172761"/>
    </style:style>
    <style:style style:name="T2" style:family="text">
      <style:text-properties officeooo:rsid="001841ab"/>
    </style:style>
    <style:style style:name="T3" style:family="text">
      <style:text-properties officeooo:rsid="00193240"/>
    </style:style>
    <style:style style:name="T4" style:family="text">
      <style:text-properties officeooo:rsid="001b91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APROXIMACIÓN BINOMIAL A NORMAL</text:p>
      <text:p text:style-name="Standard"/>
      <text:p text:style-name="Standard">Ortíz Pinilla, Jorge; Castro, Amparo; Neira, Tito; Torres, Pedro; Castañeda, Javier “Criterios sobre el uso de la distribución normal para aproximar la distribución binomial” Revista Colombiana de Estadística, vol. 23, núm. 1, 2000, pp. 65-70 Universidad Nacional de Colombia Bogotá, Colombia</text:p>
      <text:p text:style-name="Standard"/>
      <text:p text:style-name="P1">OBJETIVOS:</text:p>
      <text:p text:style-name="P4"><text:span text:style-name="T1">P</text:span>resentar propuestas para <text:span text:style-name="T1">c</text:span>ontrolar el error cometido al utilizar la aproximación <text:span text:style-name="T1">normal cerca de algunos valores escogidos para el error máximo. En el cual se presentan un </text:span>criterio y algunas formulas .</text:p>
      <text:p text:style-name="P1"/>
      <text:p text:style-name="P1">RESULTADOS:</text:p>
      <text:p text:style-name="P3">Es posible encontrar algunas simplificaciones a los modelos encontrados sin sacrificar grandemente las estimaciones de n.</text:p>
      <text:p text:style-name="P1"/>
      <text:p text:style-name="P1">CONCLUSIONES:</text:p>
      <text:p text:style-name="P5"><text:span text:style-name="T3">El propósito es controlar la máxima diferencia</text:span> entre la <text:span text:style-name="T3">función distribución </text:span>binomial exacta y la aproximaci<text:span text:style-name="T3">ó</text:span>n normal con correcci<text:span text:style-name="T3">ó</text:span>n de Yates, las reglas recomendadas tradicionalmente para el valor m<text:span text:style-name="T3">í</text:span>nimo del par<text:span text:style-name="T3">á</text:span>metro <text:s/>“<text:span text:style-name="T3">n” </text:span>presentan <text:span text:style-name="T4">inexactitudes</text:span> importantes, generadas por la falta de regularidad en el control del error <text:span text:style-name="T3">má</text:span>xi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2:46:39.329908386</meta:creation-date>
    <dc:date>2018-09-21T15:22:49.040878866</dc:date>
    <meta:editing-duration>PT20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43" meta:character-count="1012" meta:non-whitespace-character-count="873"/>
  </office:meta>
</office:document-meta>
</file>